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25%" fo:text-align="justify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line-height="125%"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line-height="125%"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line-height="125%"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25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line-height="125%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ateusz Buda</text:p>
      <text:p text:style-name="P6">Mateusz Jabłoński</text:p>
      <text:p text:style-name="P4"/>
      <text:p text:style-name="P5">System zarządzania siecią magazynów.</text:p>
      <text:p text:style-name="P3"/>
      <text:p text:style-name="P1"><text:tab/>Możliwość podglądu magazynów (informacje o magazynie i jego sektorach), sektórów <text:s/>- partii, które w nich się znajdują, zewnętrznych partnerów, czyli dostawców i odbiorców, produktów i położenia produktu z danej partii w magazynie i jego sektorze. Jest możliwość edycji (zmiany, dodawania i usuwania) informacji o magazynie i jego sektorach, zewnętrznych partnerach, produktach. Nie ma mozliwości zmiany ilości produktów w partii i magazynie. System obsługuje za to przsunięcia towaru. Przesunięcie zawiera numer partii, nadawcę (partner lub magazyn), odbiorcę (też partner lub magazyn), aktualną datę, produkty i ich ilości. Istnieje możliwość podglądu historii danej partii – skąd przyszła, gdzie i kiedy był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.55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0-15T18:05:04.89</meta:creation-date>
    <dc:date>2013-10-16T12:55:43.97</dc:date>
    <meta:editing-duration>PT1H59S</meta:editing-duration>
    <meta:editing-cycles>13</meta:editing-cycles>
    <meta:generator>OpenOffice.org/3.3$Win32 OpenOffice.org_project/330m20$Build-9567</meta:generator>
    <meta:document-statistic meta:table-count="0" meta:image-count="0" meta:object-count="0" meta:page-count="1" meta:paragraph-count="4" meta:word-count="107" meta:character-count="777"/>
  </office:meta>
</office:document-meta>
</file>